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076cm" draw:fill-color="#ffffff" draw:textarea-horizontal-align="justify" draw:textarea-vertical-align="middle" draw:auto-grow-height="false" fo:min-height="2.332cm" fo:min-width="3.974cm" fo:padding-top="0.15cm" fo:padding-bottom="0.15cm" fo:padding-left="0.275cm" fo:padding-right="0.275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076cm" draw:fill-color="#ffffff" draw:textarea-horizontal-align="justify" draw:textarea-vertical-align="middle" draw:auto-grow-height="false" fo:min-height="2.332cm" fo:min-width="3.975cm" fo:padding-top="0.15cm" fo:padding-bottom="0.15cm" fo:padding-left="0.275cm" fo:padding-right="0.275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051cm" svg:stroke-color="#000000" draw:marker-start-width="0.279cm" draw:marker-end="Arrow_20_short" draw:marker-end-width="0.737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90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40pt" fo:font-weight="bold"/>
    </style:style>
    <style:style style:name="P5" style:family="paragraph">
      <loext:graphic-properties draw:fill="none" draw:fill-color="#ffffff"/>
      <style:text-properties fo:font-size="40pt" fo:font-weight="bold"/>
    </style:style>
    <style:style style:name="T1" style:family="text">
      <style:text-properties fo:font-size="40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24cm" svg:height="2.632cm" svg:x="8.042cm" svg:y="2.90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525cm" svg:height="2.632cm" svg:x="11.498cm" svg:y="8.17cm"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304cm" svg:y1="5.537cm" svg:x2="6.973cm" svg:y2="8.17cm" draw:start-shape="id1" draw:start-glue-point="2" draw:end-shape="id2" draw:end-glue-point="0" svg:d="M10304 5537l-3331 2633" svg:viewBox="0 0 3332 2634">
          <text:p/>
        </draw:connector>
        <draw:connector draw:style-name="gr3" draw:text-style-name="P3" draw:layer="layout" draw:type="line" svg:x1="10.304cm" svg:y1="5.537cm" svg:x2="13.76cm" svg:y2="8.17cm" draw:start-shape="id1" draw:start-glue-point="2" draw:end-shape="id3" draw:end-glue-point="0" svg:d="M10304 5537l3456 2633" svg:viewBox="0 0 3457 2634">
          <text:p/>
        </draw:connector>
        <draw:custom-shape draw:style-name="gr2" draw:text-style-name="P2" xml:id="id2" draw:id="id2" draw:layer="layout" svg:width="4.525cm" svg:height="2.632cm" svg:x="4.711cm" svg:y="8.1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525cm" svg:height="2.632cm" svg:x="1.317cm" svg:y="13.435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.525cm" svg:height="2.632cm" svg:x="8.104cm" svg:y="13.435cm"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6.973cm" svg:y1="10.802cm" svg:x2="3.579cm" svg:y2="13.435cm" draw:start-shape="id2" draw:start-glue-point="2" draw:end-shape="id4" draw:end-glue-point="0" svg:d="M6973 10802l-3394 2633" svg:viewBox="0 0 3395 2634">
          <text:p/>
        </draw:connector>
        <draw:connector draw:style-name="gr3" draw:text-style-name="P3" draw:layer="layout" draw:type="line" svg:x1="6.973cm" svg:y1="10.802cm" svg:x2="10.366cm" svg:y2="13.435cm" draw:start-shape="id2" draw:start-glue-point="2" draw:end-shape="id5" draw:end-glue-point="0" svg:d="M6973 10802l3393 2633" svg:viewBox="0 0 3394 2634">
          <text:p/>
        </draw:connector>
        <draw:connector draw:style-name="gr3" draw:text-style-name="P3" draw:layer="layout" draw:type="line" svg:x1="10.226cm" svg:y1="16.067cm" svg:x2="6.832cm" svg:y2="18.699cm" svg:d="M10226 16067l-3394 2632" svg:viewBox="0 0 3395 2633">
          <text:p/>
        </draw:connector>
        <draw:connector draw:style-name="gr3" draw:text-style-name="P3" draw:layer="layout" draw:type="line" svg:x1="10.333cm" svg:y1="16.176cm" svg:x2="13.726cm" svg:y2="18.808cm" svg:d="M10333 16176l3393 2632" svg:viewBox="0 0 3394 2633">
          <text:p/>
        </draw:connector>
        <draw:frame draw:style-name="gr4" draw:text-style-name="P5" draw:layer="layout" svg:width="5.973cm" svg:height="3.154cm" svg:x="12.807cm" svg:y="17.848cm">
          <draw:text-box>
            <text:p text:style-name="P4"><text:span text:style-name="T1">...</text:span></text:p>
          </draw:text-box>
        </draw:frame>
        <draw:frame draw:style-name="gr4" draw:text-style-name="P5" draw:layer="layout" svg:width="5.973cm" svg:height="3.154cm" svg:x="5.454cm" svg:y="17.848cm">
          <draw:text-box>
            <text:p text:style-name="P4"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0:45:31.847150717</meta:creation-date>
    <dc:date>2025-05-16T17:37:13.222151781</dc:date>
    <meta:editing-duration>PT2H48M28S</meta:editing-duration>
    <meta:editing-cycles>7</meta:editing-cycles>
    <meta:generator>LibreOffice/24.2.7.2$Linux_X86_64 LibreOffice_project/420$Build-2</meta:generator>
    <meta:document-statistic meta:object-count="13"/>
  </office:meta>
</office:document-meta>
</file>